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justify" style:justify-single-word="false" style:shadow="none"/>
      <style:text-properties officeooo:rsid="001d687e" officeooo:paragraph-rsid="002e90dd"/>
    </style:style>
    <style:style style:name="P2" style:family="paragraph" style:parent-style-name="Standard">
      <style:paragraph-properties fo:line-height="115%" fo:text-align="justify" style:justify-single-word="false" style:shadow="none"/>
      <style:text-properties officeooo:rsid="001d687e" officeooo:paragraph-rsid="0036e6d5"/>
    </style:style>
    <style:style style:name="P3" style:family="paragraph" style:parent-style-name="Standard">
      <style:paragraph-properties fo:line-height="115%" fo:text-align="justify" style:justify-single-word="false" style:shadow="none"/>
      <style:text-properties officeooo:rsid="001ebc80" officeooo:paragraph-rsid="002044c8"/>
    </style:style>
    <style:style style:name="P4" style:family="paragraph" style:parent-style-name="Standard">
      <style:paragraph-properties fo:line-height="115%" fo:text-align="justify" style:justify-single-word="false" style:shadow="none"/>
      <style:text-properties officeooo:rsid="001ebc80" officeooo:paragraph-rsid="0036e6d5"/>
    </style:style>
    <style:style style:name="P5" style:family="paragraph" style:parent-style-name="Standard">
      <style:paragraph-properties fo:line-height="115%" fo:text-align="justify" style:justify-single-word="false" style:shadow="none"/>
      <style:text-properties fo:font-weight="bold" officeooo:rsid="00333c33" officeooo:paragraph-rsid="00333c33" style:font-weight-asian="bold" style:font-weight-complex="bold"/>
    </style:style>
    <style:style style:name="P6" style:family="paragraph" style:parent-style-name="Standard">
      <style:paragraph-properties fo:line-height="115%" fo:text-align="justify" style:justify-single-word="false" style:shadow="none"/>
      <style:text-properties fo:font-weight="bold" officeooo:rsid="0036e6d5" officeooo:paragraph-rsid="0036e6d5" style:font-weight-asian="bold" style:font-weight-complex="bold"/>
    </style:style>
    <style:style style:name="P7" style:family="paragraph" style:parent-style-name="Standard">
      <style:paragraph-properties fo:text-align="center" style:justify-single-word="false" fo:padding="0.049cm" fo:border="0.06pt solid #000000" style:shadow="#808080 0.18cm -0.18cm"/>
      <style:text-properties fo:font-weight="bold" officeooo:rsid="001d687e" officeooo:paragraph-rsid="001d687e" style:font-weight-asian="bold" style:font-weight-complex="bold"/>
    </style:style>
    <style:style style:name="P8" style:family="paragraph" style:parent-style-name="Standard">
      <style:paragraph-properties fo:text-align="center" style:justify-single-word="false" fo:padding="0.049cm" fo:border="0.06pt solid #000000" style:shadow="#808080 0.18cm -0.18cm"/>
      <style:text-properties fo:font-weight="bold" officeooo:rsid="0032e607" officeooo:paragraph-rsid="0032e607" style:font-weight-asian="bold" style:font-weight-complex="bold"/>
    </style:style>
    <style:style style:name="P9" style:family="paragraph" style:parent-style-name="Standard">
      <style:text-properties officeooo:rsid="001d687e" officeooo:paragraph-rsid="001d687e"/>
    </style:style>
    <style:style style:name="P10" style:family="paragraph" style:parent-style-name="Standard">
      <style:text-properties fo:font-weight="bold" officeooo:rsid="00333c33" officeooo:paragraph-rsid="00333c33" style:font-weight-asian="bold" style:font-weight-complex="bold"/>
    </style:style>
    <style:style style:name="T1" style:family="text">
      <style:text-properties officeooo:rsid="001d687e"/>
    </style:style>
    <style:style style:name="T2" style:family="text">
      <style:text-properties officeooo:rsid="001ebc80"/>
    </style:style>
    <style:style style:name="T3" style:family="text">
      <style:text-properties style:text-position="super 58%" officeooo:rsid="001ebc80"/>
    </style:style>
    <style:style style:name="T4" style:family="text">
      <style:text-properties officeooo:rsid="001ed8ac"/>
    </style:style>
    <style:style style:name="T5" style:family="text">
      <style:text-properties style:font-name="Liberation Serif1" officeooo:rsid="002044c8" style:font-name-asian="Liberation Serif1" style:font-name-complex="Liberation Serif1"/>
    </style:style>
    <style:style style:name="T6" style:family="text">
      <style:text-properties fo:font-style="italic" style:font-style-asian="italic" style:font-style-complex="italic"/>
    </style:style>
    <style:style style:name="T7" style:family="text">
      <style:text-properties fo:font-style="italic" officeooo:rsid="001ebc80" style:font-style-asian="italic" style:font-style-complex="italic"/>
    </style:style>
    <style:style style:name="T8" style:family="text">
      <style:text-properties fo:font-style="italic" officeooo:rsid="002e90dd" style:font-style-asian="italic" style:font-style-complex="italic"/>
    </style:style>
    <style:style style:name="T9" style:family="text">
      <style:text-properties officeooo:rsid="00296ca1"/>
    </style:style>
    <style:style style:name="T10" style:family="text">
      <style:text-properties officeooo:rsid="002e90dd"/>
    </style:style>
    <style:style style:name="T11" style:family="text">
      <style:text-properties officeooo:rsid="0036e6d5"/>
    </style:style>
    <style:style style:name="T12" style:family="text">
      <style:text-properties officeooo:rsid="0037a315"/>
    </style:style>
    <style:style style:name="T13" style:family="text">
      <style:text-properties officeooo:rsid="003d6c3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Contrôle de cours sur la plasticité de l’information</text:p>
      <text:p text:style-name="P7"/>
      <text:p text:style-name="P9"/>
      <text:p text:style-name="P10">Texte à trou (<text:span text:style-name="T11">6x2 points)</text:span></text:p>
      <text:p text:style-name="P9"/>
      <text:p text:style-name="P1"><text:span text:style-name="T5">•</text:span> L’invention <text:span text:style-name="T10">vers ____________ de l’écriture permet à l’information d’être conservée ; une nouvelle discipline apparaît alors, l’histoire. Il devient alors important d’écrire l’histoire, voire de la réécrire.</text:span></text:p>
      <text:p text:style-name="P2"><text:span text:style-name="T5">•</text:span> L’invention à la fin du Moyen Age de <text:span text:style-name="T10">____________</text:span> répand des idées nouvelles, celles de la Renaissance (importance de l’Antiquité, remise en cause de la religion catholique, question « qu’est-ce qu’un homme ?» qui mène à l’humanisme).</text:p>
      <text:p text:style-name="P2"><text:span text:style-name="T5">•</text:span> <text:span text:style-name="T9">L’impression peu avant la Révolution Française de l’</text:span><text:span text:style-name="T8">____________</text:span><text:span text:style-name="T9"> permet de mélanger du texte et des illustrations sur tous les sujets possibles. Le mouvement des Lumières en profite pour défendre ses idées contre l’absolutisme et les excès de la religion ; les connaissances techniques progressent grâce aux nombreuses illustrations.</text:span></text:p>
      <text:p text:style-name="P2"><text:span text:style-name="T5">•</text:span> L’<text:span text:style-name="T2">invention de la ____________ à la fin du XIX</text:span><text:span text:style-name="T3">e</text:span><text:span text:style-name="T2"> siècle répand les journaux et diffuse des idées nouvelles chez le peuple. Des mouvements comme le socialisme, le communisme et le nationalisme en profitent ; des œuvres comme les romans en sont modifiées puisqu’il est désormais possible de les diffuser en feuilletons et d’imaginer une suite à chaque livre.</text:span></text:p>
      <text:p text:style-name="P2"><text:span text:style-name="T5">•</text:span> <text:span text:style-name="T2">L’invention de la ____________ au début du XX</text:span><text:span text:style-name="T3">e</text:span><text:span text:style-name="T2"> siècle améliore la diffusion de l’information quotidienne et permet la création de feuilletons. En 1938, Herbert George Wells lit son roman, </text:span><text:span text:style-name="T7">The War of the Worlds</text:span><text:span text:style-name="T2"> (</text:span><text:span text:style-name="T7">La Guerre des Mondes</text:span><text:span text:style-name="T2">) en direct : certains auditeurs paniquèrent, convaincus que la Terre était réellement envahie.</text:span></text:p>
      <text:p text:style-name="P4"><text:span text:style-name="T5">•</text:span><text:span text:style-name="T1"> </text:span>L’invention d’Internet après la seconde guerre mondiale diffuse <text:span text:style-name="T4">toutes sortes d’idées, pour le meilleur (Wikipedia, ENT, mails) et pour le pire (propagande de ____________).</text:span></text:p>
      <text:p text:style-name="P4"/>
      <text:p text:style-name="P4"/>
      <text:p text:style-name="P4"/>
      <text:p text:style-name="P6">Répondre en une phrase au moyen de deux idées : pourquoi peut-on dire de Wi<text:span text:style-name="T13">nst</text:span>on, dans <text:span text:style-name="T12">le roman de George Orwell </text:span><text:span text:style-name="T6">1984</text:span>, qu’il falsifie la réalité ? (2x2 points)</text:p>
      <text:p text:style-name="P3"/>
      <text:p text:style-name="P3"/>
      <text:p text:style-name="P3"/>
      <text:p text:style-name="P3"/>
      <text:p text:style-name="P3"/>
      <text:p text:style-name="P3"/>
      <text:p text:style-name="P3"/>
      <text:p text:style-name="P3"/>
      <text:p text:style-name="P3"/>
      <text:p text:style-name="P5">Répondre en une phrase au moyen de deux idées : comment Wikipedia tente-t-elle de contrôler la qualité de son contenu ? <text:span text:style-name="T11">(2x2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06:47:25.011621845</meta:creation-date>
    <dc:date>2020-10-05T18:08:51.977097226</dc:date>
    <meta:editing-duration>PT27M4S</meta:editing-duration>
    <meta:editing-cycles>23</meta:editing-cycles>
    <meta:generator>LibreOffice/6.0.7.3$Linux_X86_64 LibreOffice_project/00m0$Build-3</meta:generator>
    <meta:document-statistic meta:table-count="0" meta:image-count="0" meta:object-count="0" meta:page-count="1" meta:paragraph-count="10" meta:word-count="316" meta:character-count="2008" meta:non-whitespace-character-count="1702"/>
  </office:meta>
</office:document-meta>
</file>